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46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49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2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53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officeooo:paragraph-rsid="0021d944"/>
    </style:style>
    <style:style style:name="P64" style:family="paragraph" style:parent-style-name="Standard">
      <style:paragraph-properties style:line-height-at-least="0.503cm"/>
    </style:style>
    <style:style style:name="P65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71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72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7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7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75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76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77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78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79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80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81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8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83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84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85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86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8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08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09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10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11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112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1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11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116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#ffffff" style:font-size-asian="16pt" style:font-weight-asian="bold" style:font-size-complex="16pt" style:font-weight-complex="bold"/>
    </style:style>
    <style:style style:name="P117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1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120" style:family="paragraph" style:parent-style-name="Standard" style:list-style-name="L26">
      <style:paragraph-properties style:line-height-at-least="0.503cm" fo:text-align="justify" style:justify-single-word="false"/>
      <style:text-properties officeooo:paragraph-rsid="003484a0"/>
    </style:style>
    <style:style style:name="P121" style:family="paragraph" style:parent-style-name="Standard">
      <style:paragraph-properties style:line-height-at-least="0.503cm" fo:text-align="justify" style:justify-single-word="false"/>
      <style:text-properties officeooo:paragraph-rsid="003484a0"/>
    </style:style>
    <style:style style:name="P122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2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size="10.5pt" fo:font-weight="normal" fo:background-color="#1e1e1e" loext:char-shading-value="0"/>
    </style:style>
    <style:style style:name="T30" style:family="text">
      <style:text-properties fo:color="#ce9178" style:font-name="Droid Sans Mono" fo:font-weight="normal" fo:background-color="#1e1e1e" loext:char-shading-value="0"/>
    </style:style>
    <style:style style:name="T31" style:family="text">
      <style:text-properties fo:color="#808080"/>
    </style:style>
    <style:style style:name="T32" style:family="text">
      <style:text-properties fo:color="#569cd6"/>
    </style:style>
    <style:style style:name="T33" style:family="text">
      <style:text-properties fo:color="#569cd6" style:font-name="Droid Sans Mono" fo:font-size="10.5pt" fo:font-weight="normal" fo:background-color="#1e1e1e" loext:char-shading-value="0"/>
    </style:style>
    <style:style style:name="T34" style:family="text">
      <style:text-properties fo:color="#569cd6" style:font-name="Droid Sans Mono" fo:font-weight="normal" fo:background-color="#1e1e1e" loext:char-shading-value="0"/>
    </style:style>
    <style:style style:name="T35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6" style:family="text">
      <style:text-properties fo:color="#6a9955"/>
    </style:style>
    <style:style style:name="T37" style:family="text">
      <style:text-properties fo:color="#b5cea8"/>
    </style:style>
    <style:style style:name="T38" style:family="text">
      <style:text-properties officeooo:rsid="0021a0c4"/>
    </style:style>
    <style:style style:name="T39" style:family="text">
      <style:text-properties fo:color="#4fc1ff"/>
    </style:style>
    <style:style style:name="T40" style:family="text">
      <style:text-properties fo:color="#4fc1ff" style:font-name="Droid Sans Mono" fo:font-weight="normal" fo:background-color="#1e1e1e" loext:char-shading-value="0"/>
    </style:style>
    <style:style style:name="T41" style:family="text">
      <style:text-properties fo:color="#4ec9b0"/>
    </style:style>
    <style:style style:name="T42" style:family="text">
      <style:text-properties officeooo:rsid="0027eb52"/>
    </style:style>
    <style:style style:name="T43" style:family="text">
      <style:text-properties officeooo:rsid="002c1181"/>
    </style:style>
    <style:style style:name="T44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5" style:family="text">
      <style:text-properties fo:color="#000000" style:font-name="Bitstream Vera Sans Mono" fo:font-size="12pt" style:text-underline-style="none" fo:font-weight="normal" officeooo:rsid="0033097c" fo:background-color="transparent" loext:char-shading-value="0" style:font-size-asian="10.5pt" style:font-weight-asian="normal" style:font-size-complex="12pt" style:font-weight-complex="normal"/>
    </style:style>
    <style:style style:name="T46" style:family="text">
      <style:text-properties officeooo:rsid="00383ebd"/>
    </style:style>
    <style:style style:name="T47" style:family="text">
      <style:text-properties fo:color="#c586c0"/>
    </style:style>
    <style:style style:name="T48" style:family="text">
      <style:text-properties officeooo:rsid="0039d3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29"><text:span text:style-name="T1">O guia estelar de </text:span><text:span text:style-name="T2">JavaScript</text:span></text:p>
      <text:p text:style-name="P2">Introdução</text:p>
      <text:list xml:id="list3745592978" text:style-name="L1">
        <text:list-item>
          <text:p text:style-name="P71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145755845201447" text:continue-numbering="true" text:style-name="L1">
        <text:list-item>
          <text:p text:style-name="P71">JavaScript</text:p>
        </text:list-item>
      </text:list>
      <text:list xml:id="list2247748445" text:style-name="L2">
        <text:list-item>
          <text:p text:style-name="P82">JavaScript <text:span text:style-name="T13">Core</text:span></text:p>
          <text:list>
            <text:list-item>
              <text:p text:style-name="P87">linguagem de programação que roda Navegador do usuário (front-end):</text:p>
              <text:list>
                <text:list-item>
                  <text:p text:style-name="P87">Se você clicar em algum botão da página e aparece uma janela. Isso é o JavaScript.</text:p>
                </text:list-item>
                <text:list-item>
                  <text:p text:style-name="P88">Alteração do site ou aplicativo, conforme a interação do usuário.</text:p>
                </text:list-item>
              </text:list>
            </text:list-item>
            <text:list-item>
              <text:p text:style-name="P88">Roda também no computador (back-end)</text:p>
            </text:list-item>
          </text:list>
        </text:list-item>
        <text:list-item>
          <text:p text:style-name="P82">O que podemos fazer?</text:p>
          <text:list>
            <text:list-item>
              <text:p text:style-name="P88">Podemos criar aplicações web, mobile (React Native), desktop (Electron);</text:p>
            </text:list-item>
            <text:list-item>
              <text:p text:style-name="P88">Empresas famosas que usam:</text:p>
              <text:list>
                <text:list-item>
                  <text:p text:style-name="P88">Facebook (Instagram, WhatsApp);</text:p>
                </text:list-item>
                <text:list-item>
                  <text:p text:style-name="P88">Google (Youtube, Gmail, Drive);</text:p>
                </text:list-item>
                <text:list-item>
                  <text:p text:style-name="P88">Uber;</text:p>
                </text:list-item>
                <text:list-item>
                  <text:p text:style-name="P88">Netflix</text:p>
                </text:list-item>
                <text:list-item>
                  <text:p text:style-name="P88">TikTok</text:p>
                </text:list-item>
                <text:list-item>
                  <text:p text:style-name="P88">…</text:p>
                </text:list-item>
              </text:list>
            </text:list-item>
            <text:list-item>
              <text:p text:style-name="P88">99.99% dos sites na web usam JavaScript;</text:p>
            </text:list-item>
            <text:list-item>
              <text:p text:style-name="P88">Linguagem obrigatória para quem programa o Front-end Web.</text:p>
            </text:list-item>
          </text:list>
        </text:list-item>
        <text:list-item>
          <text:p text:style-name="P83">Evolução</text:p>
          <text:list>
            <text:list-item>
              <text:p text:style-name="P87">A comunidade cresce cada vez mais e a linguagem está sempre evoluindo.</text:p>
            </text:list-item>
          </text:list>
        </text:list-item>
        <text:list-item>
          <text:p text:style-name="P83">O que vamos ver o curso?</text:p>
          <text:list>
            <text:list-item>
              <text:p text:style-name="P87">Tipos de dados</text:p>
            </text:list-item>
            <text:list-item>
              <text:p text:style-name="P87">Variáveis</text:p>
            </text:list-item>
            <text:list-item>
              <text:p text:style-name="P87">Funções</text:p>
            </text:list-item>
            <text:list-item>
              <text:p text:style-name="P87">Condicionais</text:p>
            </text:list-item>
            <text:list-item>
              <text:p text:style-name="P87">Estruturas de repetição</text:p>
            </text:list-item>
            <text:list-item>
              <text:p text:style-name="P87">…</text:p>
            </text:list-item>
          </text:list>
        </text:list-item>
        <text:list-item>
          <text:p text:style-name="P83">Como vai funcionar a dinâmica do curso?</text:p>
          <text:list>
            <text:list-item>
              <text:p text:style-name="P87">Treino de futebol</text:p>
            </text:list-item>
            <text:list-item>
              <text:p text:style-name="P87">Treino de artes marciais</text:p>
            </text:list-item>
            <text:list-item>
              <text:p text:style-name="P87">Conceitos e fundamentos</text:p>
            </text:list-item>
            <text:list-item>
              <text:p text:style-name="P87">Prática</text:p>
            </text:list-item>
            <text:list-item>
              <text:p text:style-name="P87">Revisão</text:p>
            </text:list-item>
          </text:list>
        </text:list-item>
      </text:list>
      <text:p text:style-name="P7"/>
      <text:p text:style-name="P67">Guias estelares</text:p>
      <text:p text:style-name="P30"><text:span text:style-name="T1">O guia estelar de </text:span><text:span text:style-name="T2">JavaScript</text:span></text:p>
      <text:p text:style-name="P3">Primeiros Passos</text:p>
      <text:list xml:id="list4194412632" text:style-name="L3">
        <text:list-item>
          <text:p text:style-name="P72">Sintaxe</text:p>
        </text:list-item>
      </text:list>
      <text:list xml:id="list3912332588" text:style-name="L4">
        <text:list-item>
          <text:p text:style-name="P84">A importância da Sintaxe<text:span text:style-name="T14"> – escrever texto de uma maneira correta.</text:span></text:p>
          <text:list>
            <text:list-item>
              <text:p text:style-name="P89">Toda linguagem tem;</text:p>
            </text:list-item>
            <text:list-item>
              <text:p text:style-name="P89">Uma boa comunicação necessita de uma boa sintaxe;</text:p>
            </text:list-item>
            <text:list-item>
              <text:p text:style-name="P89">82% dos erros para iniciantes programação</text:p>
            </text:list-item>
          </text:list>
        </text:list-item>
      </text:list>
      <text:p text:style-name="P11"/>
      <text:p text:style-name="P27">js</text:p>
      <text:p text:style-name="P27"><text:s text:c="2"/>console.log(“Bem vindos ao Starter”)</text:p>
      <text:p text:style-name="P11"/>
      <text:list xml:id="list145757540670068" text:continue-list="list4194412632" text:style-name="L3">
        <text:list-item>
          <text:p text:style-name="P73">Maneiras de executar o JavaScript</text:p>
        </text:list-item>
      </text:list>
      <text:list xml:id="list2242531756" text:style-name="L5">
        <text:list-item>
          <text:p text:style-name="P90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90"><text:a xlink:type="simple" xlink:href="https://codepen.io/" text:style-name="Internet_20_link" text:visited-style-name="Visited_20_Internet_20_Link">https://codepen.io/</text:a></text:p>
        </text:list-item>
        <text:list-item>
          <text:p text:style-name="P90">Visual Studio Code</text:p>
        </text:list-item>
      </text:list>
      <text:p text:style-name="P12"/>
      <text:list xml:id="list145755543045679" text:continue-list="list145757540670068" text:style-name="L3">
        <text:list-item>
          <text:p text:style-name="P74">Adicionando arquivos JS</text:p>
        </text:list-item>
      </text:list>
      <text:list xml:id="list1432322146" text:style-name="L6">
        <text:list-item>
          <text:p text:style-name="P91">HTML</text:p>
        </text:list-item>
      </text:list>
      <text:p text:style-name="P36"><text:span text:style-name="T31">&lt;!</text:span><text:span text:style-name="T32">DOCTYPE</text:span> <text:span text:style-name="T16">html</text:span><text:span text:style-name="T31">&gt;</text:span></text:p>
      <text:p text:style-name="P45"><text:span text:style-name="T31">&lt;</text:span><text:span text:style-name="T32">html</text:span> <text:span text:style-name="T16">lang</text:span>=<text:span text:style-name="T28">"en"</text:span><text:span text:style-name="T31">&gt;</text:span></text:p>
      <text:p text:style-name="P45"><text:span text:style-name="T31">&lt;</text:span><text:span text:style-name="T32">head</text:span><text:span text:style-name="T31">&gt;</text:span></text:p>
      <text:p text:style-name="P45"><text:span text:style-name="T31">&lt;</text:span><text:span text:style-name="T32">meta</text:span> <text:span text:style-name="T16">charset</text:span>=<text:span text:style-name="T28">"UTF-8"</text:span><text:span text:style-name="T31">&gt;</text:span></text:p>
      <text:p text:style-name="P45"><text:span text:style-name="T31">&lt;</text:span><text:span text:style-name="T32">meta</text:span> <text:span text:style-name="T16">http-equiv</text:span>=<text:span text:style-name="T28">"X-UA-Compatible"</text:span> <text:span text:style-name="T16">content</text:span>=<text:span text:style-name="T28">"IE=edge"</text:span><text:span text:style-name="T31">&gt;</text:span></text:p>
      <text:p text:style-name="P45"><text:span text:style-name="T31">&lt;</text:span><text:span text:style-name="T32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1">&gt;</text:span></text:p>
      <text:p text:style-name="P45"><text:span text:style-name="T31">&lt;</text:span><text:span text:style-name="T32">title</text:span><text:span text:style-name="T31">&gt;</text:span>Document<text:span text:style-name="T31">&lt;/</text:span><text:span text:style-name="T32">title</text:span><text:span text:style-name="T31">&gt;</text:span></text:p>
      <text:p text:style-name="P45"><text:span text:style-name="T31">&lt;/</text:span><text:span text:style-name="T32">head</text:span><text:span text:style-name="T31">&gt;</text:span></text:p>
      <text:p text:style-name="P45"><text:span text:style-name="T31">&lt;</text:span><text:span text:style-name="T32">body</text:span><text:span text:style-name="T31">&gt;</text:span></text:p>
      <text:p text:style-name="P49"><text:span text:style-name="T31">&lt;</text:span><text:span text:style-name="T32">script</text:span> <text:span text:style-name="T16">src</text:span>= <text:span text:style-name="T28">"./scripts.js"</text:span><text:span text:style-name="T31">&gt;&lt;/</text:span><text:span text:style-name="T32">script</text:span><text:span text:style-name="T31">&gt;</text:span></text:p>
      <text:p text:style-name="P45"><text:span text:style-name="T31">&lt;/</text:span><text:span text:style-name="T32">body</text:span><text:span text:style-name="T31">&gt;</text:span></text:p>
      <text:p text:style-name="P45"><text:span text:style-name="T31">&lt;/</text:span><text:span text:style-name="T32">html</text:span><text:span text:style-name="T31">&gt;</text:span></text:p>
      <text:p text:style-name="P28"/>
      <text:list xml:id="list672216484" text:style-name="L7">
        <text:list-item>
          <text:p text:style-name="P92">JAVA SCRIPT</text:p>
        </text:list-item>
      </text:list>
      <text:p text:style-name="P34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50"/>
      <text:list xml:id="list145756492524255" text:continue-list="list145755543045679" text:style-name="L3">
        <text:list-item>
          <text:p text:style-name="P75">Comentários</text:p>
        </text:list-item>
      </text:list>
      <text:p text:style-name="P56">//Aqui eu tenho um comentário em linha</text:p>
      <text:p text:style-name="P60">/*</text:p>
      <text:p text:style-name="P60">Aqui eu tenho um comentário multi linha (bloco)</text:p>
      <text:p text:style-name="P53"/>
      <text:p text:style-name="P60">o código abaixo escreve alguma mensagem no devtools</text:p>
      <text:p text:style-name="P60">*/</text:p>
      <text:p text:style-name="P53"/>
      <text:p text:style-name="P45"><text:span text:style-name="T16">console</text:span>.<text:span text:style-name="T25">log</text:span>(<text:span text:style-name="T28">'Bem vindos ao Starter!!'</text:span>) <text:span text:style-name="T36">//algum cometário console.log('iria ignorar')</text:span></text:p>
      <text:p text:style-name="P45"><text:span text:style-name="T16">console</text:span>.<text:span text:style-name="T25">log</text:span>(<text:span text:style-name="T28">'não iria ignorar'</text:span>)</text:p>
      <text:p text:style-name="P8"/>
      <text:p text:style-name="P68">Guias estelares</text:p>
      <text:p text:style-name="P31"><text:span text:style-name="T1">O guia estelar de </text:span><text:span text:style-name="T2">JavaScript</text:span></text:p>
      <text:p text:style-name="P4">Tipos de dados</text:p>
      <text:list xml:id="list3269626020" text:style-name="L8">
        <text:list-item>
          <text:p text:style-name="P76">Introdução</text:p>
        </text:list-item>
      </text:list>
      <text:list xml:id="list4283854660" text:style-name="L9">
        <text:list-item>
          <text:p text:style-name="P85">Tipos de dados</text:p>
          <text:list>
            <text:list-item>
              <text:p text:style-name="P93">Gramática:</text:p>
              <text:list>
                <text:list-item>
                  <text:p text:style-name="P93">Elementos da linguagem e suas combinações</text:p>
                </text:list-item>
                <text:list-item>
                  <text:p text:style-name="P93">A arte de falar e escrever corretamente</text:p>
                </text:list-item>
              </text:list>
            </text:list-item>
            <text:list-item>
              <text:p text:style-name="P93">Vocabulário:</text:p>
              <text:list>
                <text:list-item>
                  <text:p text:style-name="P93">Conjunto de termos e expressões</text:p>
                </text:list-item>
                <text:list-item>
                  <text:p text:style-name="P93">Agrupamento de palavras</text:p>
                </text:list-item>
              </text:list>
            </text:list-item>
            <text:list-item>
              <text:p text:style-name="P93">Precisamos saber como escrever</text:p>
            </text:list-item>
            <text:list-item>
              <text:p text:style-name="P93">Precisamos saber os significados</text:p>
            </text:list-item>
            <text:list-item>
              <text:p text:style-name="P93">Precisamos continuar aprendendo, para crescer nosso vocabulário</text:p>
            </text:list-item>
          </text:list>
        </text:list-item>
        <text:list-item>
          <text:p text:style-name="P85">Como vai ser a dinâmica do aprendizado?</text:p>
          <text:list>
            <text:list-item>
              <text:p text:style-name="P93">Conceitos e escrita</text:p>
            </text:list-item>
            <text:list-item>
              <text:p text:style-name="P93">Vamos aprender os tipos de dados utilizados na linguagem</text:p>
              <text:list>
                <text:list-item>
                  <text:p text:style-name="P93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145757488693914" text:continue-list="list3269626020" text:style-name="L8">
        <text:list-item>
          <text:p text:style-name="P76">String</text:p>
        </text:list-item>
      </text:list>
      <text:list xml:id="list1597096353" text:style-name="L10">
        <text:list-item>
          <text:p text:style-name="P94">Cadeia de caracteres</text:p>
          <text:list>
            <text:list-item>
              <text:p text:style-name="P94">“” aspas duplas</text:p>
            </text:list-item>
            <text:list-item>
              <text:p text:style-name="P94">‘’ aspas simples</text:p>
            </text:list-item>
            <text:list-item>
              <text:p text:style-name="P94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37"><text:span text:style-name="T16">console</text:span>.<text:span text:style-name="T25">log</text:span>(<text:span text:style-name="T28">"Thiago Carlos"</text:span>)</text:p>
      <text:p text:style-name="P45"><text:span text:style-name="T16">console</text:span>.<text:span text:style-name="T25">log</text:span>(<text:span text:style-name="T28">'Limeira da Silva'</text:span>)</text:p>
      <text:p text:style-name="P45"><text:span text:style-name="T16">console</text:span>.<text:span text:style-name="T25">log</text:span>(<text:span text:style-name="T28">`com crases eu posso </text:span></text:p>
      <text:p text:style-name="P53"/>
      <text:p text:style-name="P62">quebrar linha</text:p>
      <text:p text:style-name="P53"/>
      <text:p text:style-name="P45"><text:span text:style-name="T28">`</text:span>)</text:p>
      <text:p text:style-name="P53"/>
      <text:p text:style-name="P45"><text:span text:style-name="T16">console</text:span>.<text:span text:style-name="T25">log</text:span>(<text:span text:style-name="T28">"um 'exemplo'com asplas duplas"</text:span>)</text:p>
      <text:p text:style-name="P45"><text:span text:style-name="T16">console</text:span>.<text:span text:style-name="T25">log</text:span>(<text:span text:style-name="T28">'um "exemplo" com aspas simples'</text:span>)</text:p>
      <text:p text:style-name="P45"><text:span text:style-name="T16">console</text:span>.<text:span text:style-name="T25">log</text:span>(<text:span text:style-name="T28">`um "exemplo" com 'crases'`</text:span>)</text:p>
      <text:p text:style-name="P14"/>
      <text:list xml:id="list145756352180525" text:continue-list="list145757488693914" text:style-name="L8">
        <text:list-item>
          <text:p text:style-name="P76">Number</text:p>
        </text:list-item>
      </text:list>
      <text:list xml:id="list567257804" text:style-name="L11">
        <text:list-item>
          <text:p text:style-name="P107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38"><text:span text:style-name="T16">console</text:span>.<text:span text:style-name="T25">log</text:span>(<text:span text:style-name="T37">33</text:span>)</text:p>
      <text:p text:style-name="P45"><text:span text:style-name="T16">console</text:span>.<text:span text:style-name="T25">log</text:span>(-<text:span text:style-name="T37">33</text:span>)</text:p>
      <text:p text:style-name="P45"><text:span text:style-name="T16">console</text:span>.<text:span text:style-name="T25">log</text:span>(<text:span text:style-name="T37">12.5</text:span>)</text:p>
      <text:p text:style-name="P45"><text:soft-page-break/><text:span text:style-name="T16">console</text:span>.<text:span text:style-name="T25">log</text:span>(<text:span text:style-name="T37">12</text:span> + <text:span text:style-name="T37">12</text:span>)</text:p>
      <text:p text:style-name="P45"><text:span text:style-name="T16">console</text:span>.<text:span text:style-name="T25">log</text:span>(<text:span text:style-name="T37">15</text:span> / <text:span text:style-name="T37">3</text:span>)</text:p>
      <text:p text:style-name="P45"><text:span text:style-name="T16">console</text:span>.<text:span text:style-name="T25">log</text:span>(<text:span text:style-name="T37">15</text:span> / <text:span text:style-name="T28">"axsd"</text:span>)</text:p>
      <text:p text:style-name="P35"><text:span text:style-name="T16">console</text:span><text:span text:style-name="T22">.</text:span><text:span text:style-name="T25">log</text:span><text:span text:style-name="T22">(</text:span><text:span text:style-name="T37">12</text:span><text:span text:style-name="T22"> === </text:span><text:span text:style-name="T16">Infinity</text:span><text:span text:style-name="T22">)</text:span></text:p>
      <text:p text:style-name="P15"/>
      <text:list xml:id="list145756047340854" text:continue-list="list145756352180525" text:style-name="L8">
        <text:list-item>
          <text:p text:style-name="P76">Boolean</text:p>
        </text:list-item>
      </text:list>
      <text:list xml:id="list4165497510" text:style-name="L12">
        <text:list-item>
          <text:p text:style-name="P86">Boolean - Booleano</text:p>
          <text:list>
            <text:list-item>
              <text:p text:style-name="P95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39"><text:span text:style-name="T16">console</text:span>.<text:span text:style-name="T25">log</text:span>(<text:span text:style-name="T32">true</text:span>)</text:p>
      <text:p text:style-name="P35"><text:span text:style-name="T16">console</text:span><text:span text:style-name="T22">.</text:span><text:span text:style-name="T25">log</text:span><text:span text:style-name="T22">(</text:span><text:span text:style-name="T32">false</text:span><text:span text:style-name="T22">)</text:span></text:p>
      <text:p text:style-name="P16"/>
      <text:list xml:id="list145757167493827" text:continue-list="list145756047340854" text:style-name="L8">
        <text:list-item>
          <text:p text:style-name="P77">Unde<text:span text:style-name="T38">fined vs null</text:span></text:p>
        </text:list-item>
      </text:list>
      <text:list xml:id="list3795804204" text:style-name="L13">
        <text:list-item>
          <text:p text:style-name="P96">undefined</text:p>
          <text:list>
            <text:list-item>
              <text:p text:style-name="P96">indefinido - não existe</text:p>
            </text:list-item>
          </text:list>
        </text:list-item>
        <text:list-item>
          <text:p text:style-name="P96">null</text:p>
          <text:list>
            <text:list-item>
              <text:p text:style-name="P96">nulo</text:p>
            </text:list-item>
            <text:list-item>
              <text:p text:style-name="P96">objeto que não possui nada</text:p>
            </text:list-item>
            <text:list-item>
              <text:p text:style-name="P96">diferente de indefinido</text:p>
            </text:list-item>
          </text:list>
        </text:list-item>
        <text:list-item>
          <text:p text:style-name="P96">null !== undefinedfined vs null</text:p>
        </text:list-item>
      </text:list>
      <text:p text:style-name="P17"/>
      <text:p text:style-name="P40"><text:span text:style-name="T16">console</text:span>.<text:span text:style-name="T25">log</text:span>(<text:span text:style-name="T32">undefined</text:span>)</text:p>
      <text:p text:style-name="P45"><text:span text:style-name="T16">console</text:span>.<text:span text:style-name="T25">log</text:span>(<text:span text:style-name="T32">null</text:span>)</text:p>
      <text:p text:style-name="P45"><text:span text:style-name="T16">console</text:span>.<text:span text:style-name="T25">log</text:span>(<text:span text:style-name="T32">null</text:span> === <text:span text:style-name="T32">undefined</text:span>) <text:span text:style-name="T36">//igual</text:span></text:p>
      <text:p text:style-name="P35"><text:span text:style-name="T16">console</text:span><text:span text:style-name="T22">.</text:span><text:span text:style-name="T25">log</text:span><text:span text:style-name="T22">(</text:span><text:span text:style-name="T32">null</text:span><text:span text:style-name="T22"> !== </text:span><text:span text:style-name="T32">undefined</text:span><text:span text:style-name="T22">) </text:span><text:span text:style-name="T36">// diferente</text:span></text:p>
      <text:p text:style-name="P18"/>
      <text:list xml:id="list145755911054592" text:continue-list="list145757167493827" text:style-name="L8">
        <text:list-item>
          <text:p text:style-name="P76">Object</text:p>
        </text:list-item>
      </text:list>
      <text:list xml:id="list3239085219" text:style-name="L14">
        <text:list-item>
          <text:p text:style-name="P97">Object</text:p>
          <text:list>
            <text:list-item>
              <text:p text:style-name="P109"><text:span text:style-name="T4">Objet</text:span><text:span text:style-name="T5">o</text:span></text:p>
            </text:list-item>
            <text:list-item>
              <text:p text:style-name="P97">Dado estrutural</text:p>
            </text:list-item>
            <text:list-item>
              <text:p text:style-name="P97">Proriedades / Atributos</text:p>
            </text:list-item>
            <text:list-item>
              <text:p text:style-name="P97">Funcionalidades / Métodos</text:p>
            </text:list-item>
          </text:list>
        </text:list-item>
        <text:list-item>
          <text:p text:style-name="P97">{propriedade: "valor"}</text:p>
        </text:list-item>
      </text:list>
      <text:p text:style-name="P19"/>
      <text:p text:style-name="P47"><text:span text:style-name="T16">console</text:span>.<text:span text:style-name="T25">log</text:span>({</text:p>
      <text:p text:style-name="P45"><text:span text:style-name="T16"><text:tab/>name:</text:span> <text:span text:style-name="T28">"Thiago"</text:span>,</text:p>
      <text:p text:style-name="P45"><text:span text:style-name="T16"><text:tab/>idade:</text:span> <text:span text:style-name="T37">33</text:span>,</text:p>
      <text:p text:style-name="P45"><text:span text:style-name="T25"><text:tab/>andar</text:span><text:span text:style-name="T16">:</text:span> <text:span text:style-name="T32">function</text:span>(){</text:p>
      <text:p text:style-name="P45"><text:span text:style-name="T16"><text:tab/><text:tab/>console</text:span>.<text:span text:style-name="T25">log</text:span>(<text:span text:style-name="T28">'andar'</text:span>)</text:p>
      <text:p text:style-name="P45"><text:tab/>}</text:p>
      <text:p text:style-name="P45">})</text:p>
      <text:p text:style-name="P63"/>
      <text:p text:style-name="P19"/>
      <text:list xml:id="list145755753621883" text:continue-list="list145755911054592" text:style-name="L8">
        <text:list-item>
          <text:p text:style-name="P76">Array</text:p>
        </text:list-item>
      </text:list>
      <text:list xml:id="list214234250" text:style-name="L15">
        <text:list-item>
          <text:p text:style-name="P98">Array (vetores)</text:p>
        </text:list-item>
      </text:list>
      <text:list xml:id="list1294904390" text:style-name="L16">
        <text:list-item>
          <text:list>
            <text:list-item>
              <text:p text:style-name="P99">Uma lista</text:p>
            </text:list-item>
          </text:list>
        </text:list-item>
      </text:list>
      <text:list xml:id="list145756827799566" text:continue-list="list214234250" text:style-name="L15">
        <text:list-item>
          <text:list>
            <text:list-item>
              <text:p text:style-name="P98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1"><text:soft-page-break/><text:span text:style-name="T16">console</text:span>.<text:span text:style-name="T25">log</text:span>([<text:span text:style-name="T28">"Thiago"</text:span>, <text:span text:style-name="T37">33</text:span>])</text:p>
      <text:p text:style-name="P45"><text:span text:style-name="T16">console</text:span>.<text:span text:style-name="T25">log</text:span>([</text:p>
      <text:p text:style-name="P45"><text:span text:style-name="T28"><text:tab/>"leite"</text:span>,</text:p>
      <text:p text:style-name="P45"><text:span text:style-name="T28"><text:tab/>"ovos"</text:span>,</text:p>
      <text:p text:style-name="P45"><text:span text:style-name="T37"><text:tab/>2</text:span>,</text:p>
      <text:p text:style-name="P45"><text:span text:style-name="T37"><text:tab/>3</text:span>,</text:p>
      <text:p text:style-name="P45">])</text:p>
      <text:p text:style-name="P20"/>
      <text:list xml:id="list145757306210176" text:continue-list="list145755753621883" text:style-name="L8">
        <text:list-item>
          <text:p text:style-name="P76">Conclusão</text:p>
        </text:list-item>
      </text:list>
      <text:list xml:id="list3483410840" text:style-name="L17">
        <text:list-item>
          <text:p text:style-name="P100">Tipos de dados</text:p>
        </text:list-item>
      </text:list>
      <text:p text:style-name="P21"><text:tab/>Conforme o ECMAScrept standard temos 9 tipos de dados:</text:p>
      <text:list xml:id="list3039659930" text:style-name="L18">
        <text:list-item>
          <text:list>
            <text:list-item>
              <text:p text:style-name="P101">Data types</text:p>
              <text:list>
                <text:list-item>
                  <text:p text:style-name="P101">Primitive / Primitive value</text:p>
                </text:list-item>
                <text:list-item>
                  <text:p text:style-name="P101">Structural</text:p>
                </text:list-item>
                <text:list-item>
                  <text:p text:style-name="P101">Structural Primitive</text:p>
                </text:list-item>
              </text:list>
            </text:list-item>
          </text:list>
        </text:list-item>
        <text:list-item>
          <text:p text:style-name="P101">Primitivos</text:p>
          <text:list>
            <text:list-item>
              <text:p text:style-name="P101">String</text:p>
            </text:list-item>
            <text:list-item>
              <text:p text:style-name="P101">Number</text:p>
            </text:list-item>
            <text:list-item>
              <text:p text:style-name="P101">Boolean</text:p>
            </text:list-item>
            <text:list-item>
              <text:p text:style-name="P101">undefined</text:p>
            </text:list-item>
            <text:list-item>
              <text:p text:style-name="P101">Symbol</text:p>
            </text:list-item>
            <text:list-item>
              <text:p text:style-name="P101">BigInt</text:p>
            </text:list-item>
          </text:list>
        </text:list-item>
        <text:list-item>
          <text:p text:style-name="P101">Estruturais</text:p>
          <text:list>
            <text:list-item>
              <text:p text:style-name="P101">Object</text:p>
              <text:list>
                <text:list-item>
                  <text:p text:style-name="P101">Array</text:p>
                </text:list-item>
                <text:list-item>
                  <text:p text:style-name="P101">Map</text:p>
                </text:list-item>
                <text:list-item>
                  <text:p text:style-name="P101">SetembroDate</text:p>
                </text:list-item>
                <text:list-item>
                  <text:p text:style-name="P101">…</text:p>
                </text:list-item>
              </text:list>
            </text:list-item>
            <text:list-item>
              <text:p text:style-name="P101">Function</text:p>
            </text:list-item>
          </text:list>
        </text:list-item>
        <text:list-item>
          <text:p text:style-name="P101">primitivo Estrutural / Structural Root Primitive</text:p>
          <text:list>
            <text:list-item>
              <text:p text:style-name="P101">null</text:p>
            </text:list-item>
          </text:list>
        </text:list-item>
      </text:list>
      <text:p text:style-name="P21"/>
      <text:p text:style-name="P69">Guias estelares</text:p>
      <text:p text:style-name="P32"><text:span text:style-name="T1">O guia estelar de </text:span><text:span text:style-name="T2">JavaScript</text:span></text:p>
      <text:p text:style-name="P5">Variáveis</text:p>
      <text:list xml:id="list1823561011" text:style-name="L19">
        <text:list-item>
          <text:p text:style-name="P78">Conhecendo as variáveis</text:p>
        </text:list-item>
      </text:list>
      <text:list xml:id="list2244748758" text:style-name="L20">
        <text:list-item>
          <text:p text:style-name="P102">Variáveis</text:p>
          <text:list>
            <text:list-item>
              <text:p text:style-name="P102">Nomes simbólicos para receber algum valor;</text:p>
            </text:list-item>
            <text:list-item>
              <text:p text:style-name="P102">Atalhos de código;</text:p>
            </text:list-item>
            <text:list-item>
              <text:p text:style-name="P102">Identificadores;</text:p>
            </text:list-item>
            <text:list-item>
              <text:p text:style-name="P102">3 palavras reservadas para criar uma variável:</text:p>
              <text:list>
                <text:list-item>
                  <text:p text:style-name="P102">var</text:p>
                </text:list-item>
                <text:list-item>
                  <text:p text:style-name="P102">let</text:p>
                </text:list-item>
                <text:list-item>
                  <text:p text:style-name="P102">const</text:p>
                </text:list-item>
              </text:list>
            </text:list-item>
          </text:list>
        </text:list-item>
      </text:list>
      <text:p text:style-name="P22"/>
      <text:p text:style-name="P61">// var</text:p>
      <text:p text:style-name="P45"><text:span text:style-name="T32">var</text:span> <text:span text:style-name="T16">clima</text:span> = <text:span text:style-name="T28">"Quente"</text:span></text:p>
      <text:p text:style-name="P45"><text:span text:style-name="T16">clima</text:span> = <text:span text:style-name="T28">"Frio"</text:span></text:p>
      <text:p text:style-name="P53"/>
      <text:p text:style-name="P45"><text:span text:style-name="T16">console</text:span>.<text:span text:style-name="T25">log</text:span>(<text:span text:style-name="T16">clima</text:span>)</text:p>
      <text:p text:style-name="P53"/>
      <text:p text:style-name="P60">// let</text:p>
      <text:p text:style-name="P45"><text:span text:style-name="T32">let</text:span> <text:span text:style-name="T16">dia</text:span> = <text:span text:style-name="T28">"Wednesday"</text:span></text:p>
      <text:p text:style-name="P45"><text:span text:style-name="T16">dia</text:span> = <text:span text:style-name="T28">"Friday"</text:span></text:p>
      <text:p text:style-name="P53"/>
      <text:p text:style-name="P45"><text:span text:style-name="T16">console</text:span>.<text:span text:style-name="T25">log</text:span>(<text:span text:style-name="T16">dia</text:span>)</text:p>
      <text:p text:style-name="P53"/>
      <text:p text:style-name="P60">// cont - não pode mudar o valor</text:p>
      <text:p text:style-name="P45"><text:span text:style-name="T32">const</text:span> <text:span text:style-name="T39">mes</text:span> = <text:span text:style-name="T28">"April"</text:span></text:p>
      <text:p text:style-name="P60">//mes = "Octuber"</text:p>
      <text:p text:style-name="P53"/>
      <text:p text:style-name="P53"><text:span text:style-name="T18">console</text:span><text:span text:style-name="T24">.</text:span><text:span text:style-name="T27">log</text:span><text:span text:style-name="T24">(</text:span><text:span text:style-name="T40">mes</text:span><text:span text:style-name="T24">)</text:span></text:p>
      <text:p text:style-name="P22"/>
      <text:list xml:id="list145757307121041" text:continue-list="list1823561011" text:style-name="L19">
        <text:list-item>
          <text:p text:style-name="P78">Tipos dinâmicos</text:p>
        </text:list-item>
      </text:list>
      <text:list xml:id="list4263675726" text:style-name="L21">
        <text:list-item>
          <text:p text:style-name="P103">O JS é uma linguagem fracamente tipada e dinâmica:</text:p>
          <text:list>
            <text:list-item>
              <text:p text:style-name="P103">Variáveis não precisam ter um tipo previamente definido;</text:p>
            </text:list-item>
            <text:list-item>
              <text:p text:style-name="P103">Podemos mudar o conteúdo da variável.</text:p>
            </text:list-item>
          </text:list>
        </text:list-item>
      </text:list>
      <text:p text:style-name="P23"/>
      <text:p text:style-name="P52"><text:span text:style-name="T32">let</text:span> <text:span text:style-name="T16">clima</text:span>:<text:span text:style-name="T41">String</text:span> = <text:span text:style-name="T28">""</text:span> <text:span text:style-name="T36">// fortemente tipada e estática</text:span></text:p>
      <text:p text:style-name="P51"><text:span text:style-name="T16">console</text:span>.<text:span text:style-name="T25">log</text:span>(<text:span text:style-name="T16">clima</text:span>)</text:p>
      <text:p text:style-name="P64"/>
      <text:p text:style-name="P51"><text:span text:style-name="T32">let</text:span> <text:span text:style-name="T16">clima</text:span> = <text:span text:style-name="T28">""</text:span></text:p>
      <text:p text:style-name="P64"><text:span text:style-name="T17">console</text:span><text:span text:style-name="T23">.</text:span><text:span text:style-name="T26">log</text:span><text:span text:style-name="T23">(</text:span><text:span text:style-name="T33">typeof</text:span><text:span text:style-name="T23"> </text:span><text:span text:style-name="T17">clima</text:span><text:span text:style-name="T23">)</text:span></text:p>
      <text:p text:style-name="P23"/>
      <text:list xml:id="list145757075530433" text:continue-list="list145757307121041" text:style-name="L19">
        <text:list-item>
          <text:p text:style-name="P79">Scope e var</text:p>
        </text:list-item>
      </text:list>
      <text:list xml:id="list1084849300" text:style-name="L22">
        <text:list-item>
          <text:p text:style-name="P104">Escopo determina a visibilidade de alguma variável no JS.</text:p>
        </text:list-item>
        <text:list-item>
          <text:p text:style-name="P108"><text:span text:style-name="T10">Block statement</text:span><text:span text:style-name="T6"> – declaração de bloco.</text:span></text:p>
        </text:list-item>
      </text:list>
      <text:p text:style-name="P24"/>
      <text:p text:style-name="P57">// vamos iniciar um bloco</text:p>
      <text:p text:style-name="P45">{</text:p>
      <text:p text:style-name="P60">// aqui dentro é um bloco e posso colocar qualquer código</text:p>
      <text:p text:style-name="P35"><text:span text:style-name="T22">}</text:span><text:span text:style-name="T36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2"><text:span text:style-name="T16">console</text:span>.<text:span text:style-name="T25">log</text:span>(<text:span text:style-name="T28">'&gt; existe x antes do bloco?'</text:span>, <text:span text:style-name="T16">x</text:span>)</text:p>
      <text:p text:style-name="P45">{</text:p>
      <text:p text:style-name="P45"><text:span text:style-name="T32">var</text:span> <text:span text:style-name="T16">x</text:span> = <text:span text:style-name="T37">0</text:span></text:p>
      <text:p text:style-name="P45">}</text:p>
      <text:p text:style-name="P35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145755932693458" text:continue-list="list145757075530433" text:style-name="L19">
        <text:list-item>
          <text:p text:style-name="P79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2">ram</text:span> criada<text:span text:style-name="T42">s</text:span>.</text:p>
      <text:p text:style-name="P21"/>
      <text:p text:style-name="P43"><text:span text:style-name="T32">let</text:span> <text:span text:style-name="T16">y</text:span> = <text:span text:style-name="T37">1</text:span></text:p>
      <text:p text:style-name="P45"><text:span text:style-name="T16">console</text:span>.<text:span text:style-name="T25">log</text:span>(<text:span text:style-name="T28">'&gt; existe y antes do bloco?'</text:span>, <text:span text:style-name="T16">y</text:span>)</text:p>
      <text:p text:style-name="P45">{</text:p>
      <text:p text:style-name="P45"><text:span text:style-name="T32">const</text:span> <text:span text:style-name="T39">y</text:span> = <text:span text:style-name="T37">0</text:span></text:p>
      <text:p text:style-name="P45"><text:span text:style-name="T16">console</text:span>.<text:span text:style-name="T25">log</text:span>(<text:span text:style-name="T28">'&gt; existe y dentro do bloco?'</text:span>, <text:span text:style-name="T39">y</text:span>)</text:p>
      <text:p text:style-name="P45">}</text:p>
      <text:p text:style-name="P35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145757319135124" text:continue-numbering="true" text:style-name="L19">
        <text:list-item>
          <text:p text:style-name="P78">Nomeando variáveis</text:p>
        </text:list-item>
      </text:list>
      <text:list xml:id="list1524035975" text:style-name="L23">
        <text:list-item>
          <text:p text:style-name="P105">Para criar nomes</text:p>
          <text:list>
            <text:list-item>
              <text:p text:style-name="P105">JS é case-sensitive (sensível ao caso)(uma letra minúscula é diferente da mesma letra maiúscula.)</text:p>
            </text:list-item>
            <text:list-item>
              <text:p text:style-name="P105">JS aceita a cadeia de caracteres Unicode. (a variável pode ter aspas e acentuação.)</text:p>
            </text:list-item>
          </text:list>
        </text:list-item>
        <text:list-item>
          <text:p text:style-name="P105">Posso:</text:p>
          <text:list>
            <text:list-item>
              <text:p text:style-name="P105">Iniciar com esses caracteres especiais: $ _</text:p>
            </text:list-item>
            <text:list-item>
              <text:p text:style-name="P105">Iniciar com letras</text:p>
            </text:list-item>
            <text:list-item>
              <text:p text:style-name="P105">Colocar acentos</text:p>
            </text:list-item>
            <text:list-item>
              <text:p text:style-name="P105">Letras maiúsculas e minúsculas fazem diferença</text:p>
            </text:list-item>
          </text:list>
        </text:list-item>
        <text:list-item>
          <text:p text:style-name="P105">Não posso:</text:p>
          <text:list>
            <text:list-item>
              <text:p text:style-name="P105">Iniciar com números</text:p>
            </text:list-item>
            <text:list-item>
              <text:p text:style-name="P105">Colocar espaços vazios no nome</text:p>
            </text:list-item>
          </text:list>
        </text:list-item>
        <text:list-item>
          <text:p text:style-name="P105">Ideal:</text:p>
          <text:list>
            <text:list-item>
              <text:p text:style-name="P105">Criar nomes que fazem sentido</text:p>
            </text:list-item>
            <text:list-item>
              <text:p text:style-name="P105">Que explique o que a variável é ou faz</text:p>
            </text:list-item>
            <text:list-item>
              <text:p text:style-name="P110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10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05">Escrever em inglês</text:p>
            </text:list-item>
          </text:list>
        </text:list-item>
      </text:list>
      <text:p text:style-name="P25"/>
      <text:p text:style-name="P70">Guias estelares</text:p>
      <text:p text:style-name="P33"><text:span text:style-name="T1">O guia estelar de </text:span><text:span text:style-name="T2">JavaScript</text:span></text:p>
      <text:p text:style-name="P6">Praticando e avançando</text:p>
      <text:list xml:id="list1173231489" text:style-name="L24">
        <text:list-item>
          <text:p text:style-name="P80">Declaration assignment var</text:p>
        </text:list-item>
      </text:list>
      <text:p text:style-name="P9"/>
      <text:p text:style-name="P58">// Variáveis e tipos de dados</text:p>
      <text:p text:style-name="P60">// declaração or declaration</text:p>
      <text:p text:style-name="P45"><text:span text:style-name="T32">var</text:span> <text:span text:style-name="T16">name</text:span></text:p>
      <text:p text:style-name="P53"/>
      <text:p text:style-name="P60">// assignment or atribuição de valoers</text:p>
      <text:p text:style-name="P45"><text:span text:style-name="T39">name</text:span> = <text:span text:style-name="T28">"Thiago"</text:span></text:p>
      <text:p text:style-name="P53"/>
      <text:p text:style-name="P60">// que tpo de dado foi colocado na variável</text:p>
      <text:p text:style-name="P45"><text:span text:style-name="T16">console</text:span>.<text:span text:style-name="T25">log</text:span>(<text:span text:style-name="T32">typeof</text:span> <text:span text:style-name="T39">name</text:span>)</text:p>
      <text:p text:style-name="P45"><text:span text:style-name="T16">console</text:span>.<text:span text:style-name="T25">log</text:span>(<text:span text:style-name="T39">name</text:span>)</text:p>
      <text:p text:style-name="P26"/>
      <text:list xml:id="list145755981831525" text:continue-numbering="true" text:style-name="L24">
        <text:list-item>
          <text:p text:style-name="P80">Agrupando declarações</text:p>
        </text:list-item>
      </text:list>
      <text:p text:style-name="P26"/>
      <text:p text:style-name="P58">// agrupamento de declarações</text:p>
      <text:p text:style-name="P45"><text:span text:style-name="T32">let</text:span> <text:span text:style-name="T16">age</text:span>, <text:span text:style-name="T16">isHuman</text:span></text:p>
      <text:p text:style-name="P45"><text:span text:style-name="T16">age</text:span> = <text:span text:style-name="T37">18</text:span></text:p>
      <text:p text:style-name="P45"><text:span text:style-name="T16">isHuman</text:span> = <text:span text:style-name="T32">true</text:span></text:p>
      <text:p text:style-name="P59">// <text:span text:style-name="T43">multiplos argumentos na função</text:span></text:p>
      <text:p text:style-name="P35"><text:span text:style-name="T16">console</text:span><text:span text:style-name="T22">.</text:span><text:span text:style-name="T25">log</text:span><text:span text:style-name="T22">(</text:span><text:span text:style-name="T39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145756126558259" text:continue-numbering="true" text:style-name="L24">
        <text:list-item>
          <text:p text:style-name="P80">Concatenando e interpolando variáveis</text:p>
        </text:list-item>
      </text:list>
      <text:p text:style-name="P26"/>
      <text:p text:style-name="P58">//escrita de texto + variáveis.</text:p>
      <text:p text:style-name="P60">//concatenando valores</text:p>
      <text:p text:style-name="P45"><text:span text:style-name="T16">console</text:span>.<text:span text:style-name="T25">log</text:span>(<text:span text:style-name="T28">'O '</text:span> + <text:span text:style-name="T39">name</text:span> + <text:span text:style-name="T28">' tem '</text:span> + <text:span text:style-name="T16">age</text:span> + <text:span text:style-name="T28">' anos.'</text:span>)</text:p>
      <text:p text:style-name="P53"/>
      <text:p text:style-name="P60">// interpolando calores com tamplete literals or template strings</text:p>
      <text:p text:style-name="P35"><text:span text:style-name="T16">console</text:span><text:span text:style-name="T22">.</text:span><text:span text:style-name="T25">log</text:span><text:span text:style-name="T22">(</text:span><text:span text:style-name="T28">`o </text:span><text:span text:style-name="T32">${</text:span><text:span text:style-name="T39">name</text:span><text:span text:style-name="T32">}</text:span><text:span text:style-name="T28"> tem </text:span><text:span text:style-name="T32">${</text:span><text:span text:style-name="T16">age</text:span><text:span text:style-name="T32">}</text:span><text:span text:style-name="T28"> anos.`</text:span><text:span text:style-name="T22">)</text:span></text:p>
      <text:p text:style-name="P26"/>
      <text:list xml:id="list145756297876307" text:continue-numbering="true" text:style-name="L24">
        <text:list-item>
          <text:p text:style-name="P80">Objects</text:p>
        </text:list-item>
      </text:list>
      <text:p text:style-name="P26"/>
      <text:p text:style-name="P58">//Object</text:p>
      <text:p text:style-name="P53"/>
      <text:p text:style-name="P45"><text:span text:style-name="T32">const</text:span> <text:span text:style-name="T39">person</text:span>={</text:p>
      <text:p text:style-name="P45"><text:span text:style-name="T16">name:</text:span> <text:span text:style-name="T28">'thiago'</text:span>,</text:p>
      <text:p text:style-name="P45"><text:span text:style-name="T16">age:</text:span> <text:span text:style-name="T37">33</text:span>,</text:p>
      <text:p text:style-name="P45"><text:span text:style-name="T16">weight:</text:span> <text:span text:style-name="T37">92</text:span>,</text:p>
      <text:p text:style-name="P45"><text:span text:style-name="T16">isAdmin:</text:span> <text:span text:style-name="T32">true</text:span></text:p>
      <text:p text:style-name="P45">}</text:p>
      <text:p text:style-name="P53"/>
      <text:p text:style-name="P45"><text:span text:style-name="T16">console</text:span>.<text:span text:style-name="T25">log</text:span>(<text:span text:style-name="T39">person</text:span>)</text:p>
      <text:p text:style-name="P35"><text:span text:style-name="T16">console</text:span><text:span text:style-name="T22">.</text:span><text:span text:style-name="T25">log</text:span><text:span text:style-name="T22">(</text:span><text:span text:style-name="T28">`o </text:span><text:span text:style-name="T32">${</text:span><text:span text:style-name="T39">person</text:span><text:span text:style-name="T22">.</text:span><text:span text:style-name="T16">name</text:span><text:span text:style-name="T32">}</text:span><text:span text:style-name="T28"> tem </text:span><text:span text:style-name="T32">${</text:span><text:span text:style-name="T39">person</text:span><text:span text:style-name="T22">.</text:span><text:span text:style-name="T16">age</text:span><text:span text:style-name="T32">}</text:span><text:span text:style-name="T28"> anos e é </text:span><text:span text:style-name="T32">${</text:span><text:span text:style-name="T39">person</text:span><text:span text:style-name="T22">.</text:span><text:span text:style-name="T16">isAdmin</text:span><text:span text:style-name="T32">}</text:span><text:span text:style-name="T28">`</text:span><text:span text:style-name="T22">)</text:span></text:p>
      <text:p text:style-name="P26"/>
      <text:list xml:id="list145755614782913" text:continue-numbering="true" text:style-name="L24">
        <text:list-item>
          <text:p text:style-name="P80">Arrays</text:p>
        </text:list-item>
      </text:list>
      <text:p text:style-name="P26"/>
      <text:p text:style-name="P58">// Array</text:p>
      <text:p text:style-name="P53"><text:soft-page-break/></text:p>
      <text:p text:style-name="P45"><text:span text:style-name="T32">const</text:span> <text:span text:style-name="T39">animals</text:span> = [</text:p>
      <text:p text:style-name="P45"><text:span text:style-name="T28"><text:tab/>'Lion'</text:span>,</text:p>
      <text:p text:style-name="P45"><text:span text:style-name="T28"><text:tab/>'Monkey'</text:span>,</text:p>
      <text:p text:style-name="P45"><text:span text:style-name="T28"><text:tab/>'Cat'</text:span>,</text:p>
      <text:p text:style-name="P45"><text:tab/>{</text:p>
      <text:p text:style-name="P45"><text:span text:style-name="T16"><text:tab/><text:tab/>name:</text:span> <text:span text:style-name="T28">'Fish'</text:span>,</text:p>
      <text:p text:style-name="P45"><text:span text:style-name="T16"><text:tab/><text:tab/>age:</text:span> <text:span text:style-name="T37">3</text:span></text:p>
      <text:p text:style-name="P45"><text:tab/>}</text:p>
      <text:p text:style-name="P45">]</text:p>
      <text:p text:style-name="P60">// acessar valores dentro do Array</text:p>
      <text:p text:style-name="P45"><text:span text:style-name="T16">console</text:span>.<text:span text:style-name="T25">log</text:span>(<text:span text:style-name="T39">animals</text:span>)</text:p>
      <text:p text:style-name="P45"><text:span text:style-name="T16">console</text:span>.<text:span text:style-name="T25">log</text:span>(<text:span text:style-name="T39">animals</text:span>[<text:span text:style-name="T37">0</text:span>])</text:p>
      <text:p text:style-name="P45"><text:span text:style-name="T16">console</text:span>.<text:span text:style-name="T25">log</text:span>(<text:span text:style-name="T39">animals</text:span>[<text:span text:style-name="T37">1</text:span>])</text:p>
      <text:p text:style-name="P45"><text:span text:style-name="T16">console</text:span>.<text:span text:style-name="T25">log</text:span>(<text:span text:style-name="T39">animals</text:span>[<text:span text:style-name="T37">2</text:span>])</text:p>
      <text:p text:style-name="P60">//para saber o total de elemtnso do array</text:p>
      <text:p text:style-name="P45"><text:span text:style-name="T16">console</text:span>.<text:span text:style-name="T25">log</text:span>(<text:span text:style-name="T28">'total de elementos do array: '</text:span>)</text:p>
      <text:p text:style-name="P45"><text:span text:style-name="T16">console</text:span>.<text:span text:style-name="T25">log</text:span>(<text:span text:style-name="T39">animals</text:span>.<text:span text:style-name="T16">length</text:span>)</text:p>
      <text:p text:style-name="P60">//acessando um objeto dentro do array</text:p>
      <text:p text:style-name="P45"><text:span text:style-name="T16">console</text:span>.<text:span text:style-name="T25">log</text:span>(<text:span text:style-name="T39">animals</text:span>[<text:span text:style-name="T37">3</text:span>])</text:p>
      <text:p text:style-name="P35"><text:span text:style-name="T16">console</text:span><text:span text:style-name="T22">.</text:span><text:span text:style-name="T25">log</text:span><text:span text:style-name="T22">(</text:span><text:span text:style-name="T39">animals</text:span><text:span text:style-name="T22">[</text:span><text:span text:style-name="T37">3</text:span><text:span text:style-name="T22">].</text:span><text:span text:style-name="T16">name</text:span><text:span text:style-name="T22">)</text:span></text:p>
      <text:p text:style-name="P26"/>
      <text:list xml:id="list145756663119945" text:continue-numbering="true" text:style-name="L24">
        <text:list-item>
          <text:p text:style-name="P81">Exercícios</text:p>
        </text:list-item>
      </text:list>
      <text:p text:style-name="P106">1. Declare uma variável de nome weight:</text:p>
      <text:p text:style-name="P54"><text:span text:style-name="T34">let</text:span><text:span text:style-name="T24"> </text:span><text:span text:style-name="T18">weight</text:span><text:span text:style-name="T24">;</text:span></text:p>
      <text:p text:style-name="P111"/>
      <text:p text:style-name="P65">2.Que tipo de dado é a variável acima?</text:p>
      <text:p text:style-name="P55"><text:span text:style-name="T18">console</text:span><text:span text:style-name="T24">.</text:span><text:span text:style-name="T27">log</text:span><text:span text:style-name="T24">(</text:span><text:span text:style-name="T34">typeof</text:span><text:span text:style-name="T24"> </text:span><text:span text:style-name="T18">weight</text:span><text:span text:style-name="T24">)</text:span></text:p>
      <text:p text:style-name="P66"/>
      <text:p text:style-name="P66">3. Declare uma variável e atribua valores para cada um dos dados:</text:p>
      <text:p text:style-name="P66">* name: String</text:p>
      <text:p text:style-name="P66">* age: Number (integer)</text:p>
      <text:p text:style-name="P66">* weight; Number (float)</text:p>
      <text:p text:style-name="P66">* isSubscribed: Boolean</text:p>
      <text:p text:style-name="P66"/>
      <text:p text:style-name="P44"><text:span text:style-name="T32">let</text:span> <text:span text:style-name="T16">name</text:span> = <text:span text:style-name="T28">'Thiago Carlos'</text:span></text:p>
      <text:p text:style-name="P45"><text:span text:style-name="T32">let</text:span> <text:span text:style-name="T16">age</text:span> = <text:span text:style-name="T37">33</text:span></text:p>
      <text:p text:style-name="P45"><text:span text:style-name="T32">let</text:span> <text:span text:style-name="T16">weight</text:span> = <text:span text:style-name="T37">92.1</text:span></text:p>
      <text:p text:style-name="P45"><text:span text:style-name="T32">let</text:span> <text:span text:style-name="T16">isSubscribed</text:span> = <text:span text:style-name="T32">true</text:span></text:p>
      <text:p text:style-name="P66"/>
      <text:p text:style-name="P66">4. A variável student abaixo é de que tipo de dados?</text:p>
      <text:p text:style-name="P48"><text:span text:style-name="T35">let</text:span><text:span text:style-name="T44"> </text:span><text:span text:style-name="T19">stud</text:span><text:span text:style-name="T20">e</text:span><text:span text:style-name="T19">nt</text:span><text:span text:style-name="T44"> = {</text:span>};</text:p>
      <text:p text:style-name="P48"><text:span text:style-name="T16">console</text:span>.<text:span text:style-name="T25">log</text:span>(<text:span text:style-name="T32">typeof</text:span> <text:span text:style-name="T16">stud</text:span><text:span text:style-name="T21">e</text:span><text:span text:style-name="T16">nt</text:span>)</text:p>
      <text:p text:style-name="P66"/>
      <text:p text:style-name="P66">4.1 Atribua a ela as mesmas propriedades e valores do exercício 3.</text:p>
      <text:p text:style-name="P44"><text:span text:style-name="T32">let</text:span> <text:span text:style-name="T16">stud</text:span><text:span text:style-name="T21">e</text:span><text:span text:style-name="T16">nt</text:span> = {</text:p>
      <text:p text:style-name="P45"><text:span text:style-name="T16"><text:tab/>name:</text:span> <text:span text:style-name="T28">'Thiago Carlos'</text:span>,</text:p>
      <text:p text:style-name="P45"><text:span text:style-name="T16"><text:tab/>age:</text:span> <text:span text:style-name="T37">33</text:span>,</text:p>
      <text:p text:style-name="P46"><text:span text:style-name="T16"><text:tab/>weight:</text:span> <text:span text:style-name="T37">92.1</text:span>,</text:p>
      <text:p text:style-name="P46"><text:span text:style-name="T16"><text:tab/>isSubscribed:</text:span> <text:span text:style-name="T32">true</text:span>,</text:p>
      <text:p text:style-name="P45">};</text:p>
      <text:p text:style-name="P44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66"><text:soft-page-break/>4.2 Mostre no console a seguinte mensagem:</text:p>
      <text:p text:style-name="P66">&lt;name&gt; de idade &lt;age&gt; pesa &lt;weight&gt; kg.</text:p>
      <text:p text:style-name="P66">Atenção, substitua &lt;name&gt; &lt;age&gt; e &lt;weight&gt; pelos valores de cada propriedade do objeto.</text:p>
      <text:p text:style-name="P66"/>
      <text:p text:style-name="P44"><text:span text:style-name="T16">console</text:span>.<text:span text:style-name="T25">log</text:span>(<text:span text:style-name="T28">`</text:span><text:span text:style-name="T32">${</text:span><text:span text:style-name="T16">stud</text:span><text:span text:style-name="T21">e</text:span><text:span text:style-name="T16">nt</text:span>.<text:span text:style-name="T16">name</text:span><text:span text:style-name="T32">}</text:span><text:span text:style-name="T28"> de idade </text:span><text:span text:style-name="T32">${</text:span><text:span text:style-name="T16">stud</text:span><text:span text:style-name="T21">e</text:span><text:span text:style-name="T16">nt</text:span>.<text:span text:style-name="T16">age</text:span><text:span text:style-name="T32">}</text:span><text:span text:style-name="T28"> pesa </text:span><text:span text:style-name="T32">${</text:span><text:span text:style-name="T16">stud</text:span><text:span text:style-name="T21">e</text:span><text:span text:style-name="T16">nt</text:span>.<text:span text:style-name="T16">weight</text:span><text:span text:style-name="T32">}</text:span><text:span text:style-name="T28"> kg.`</text:span>)</text:p>
      <text:p text:style-name="P66"/>
      <text:p text:style-name="P66">5. Declare uma variável do tipo Array, de nome students e atribua a ela nenhum valor, ou seja, somente o Array vazio.</text:p>
      <text:p text:style-name="P66"/>
      <text:p text:style-name="P44"><text:span text:style-name="T32">let</text:span> <text:span text:style-name="T16">stud</text:span><text:span text:style-name="T21">e</text:span><text:span text:style-name="T16">nts</text:span>=[]</text:p>
      <text:p text:style-name="P66"/>
      <text:p text:style-name="P66">6. Reatribua valor a variável acima colocando dentro dela o objeto student da questão 4. (Não copiar e colar o objeto, mas usar o objeto criado e inserir ele ao Array)</text:p>
      <text:p text:style-name="P66"/>
      <text:p text:style-name="P44"><text:span text:style-name="T32">let</text:span> <text:span text:style-name="T16">stud</text:span><text:span text:style-name="T21">e</text:span><text:span text:style-name="T16">nts</text:span> = [</text:p>
      <text:p text:style-name="P45"><text:span text:style-name="T28"><text:tab/></text:span><text:span text:style-name="T19">student</text:span></text:p>
      <text:p text:style-name="P45">]</text:p>
      <text:p text:style-name="P66"/>
      <text:p text:style-name="P66">7. Coloque no console o valor da posição zero do Array acima.</text:p>
      <text:p text:style-name="P66"/>
      <text:p text:style-name="P44"><text:span text:style-name="T16">console</text:span>.<text:span text:style-name="T25">log</text:span>(<text:span text:style-name="T16">stud</text:span><text:span text:style-name="T21">e</text:span><text:span text:style-name="T16">nts</text:span>[<text:span text:style-name="T37">0</text:span>])</text:p>
      <text:p text:style-name="P66"/>
      <text:p text:style-name="P66">8. Crie um novo student e coloque na posição 1 do Array students.</text:p>
      <text:p text:style-name="P66"/>
      <text:p text:style-name="P48"><text:span text:style-name="T32">let</text:span> <text:span text:style-name="T16">student2</text:span> = {</text:p>
      <text:p text:style-name="P45"><text:span text:style-name="T16">name:</text:span> <text:span text:style-name="T28">'Limeira'</text:span>,</text:p>
      <text:p text:style-name="P45"><text:span text:style-name="T16">age:</text:span> <text:span text:style-name="T37">21</text:span>,</text:p>
      <text:p text:style-name="P45"><text:span text:style-name="T16">weight:</text:span> <text:span text:style-name="T37">50</text:span></text:p>
      <text:p text:style-name="P45">}</text:p>
      <text:p text:style-name="P53"/>
      <text:p text:style-name="P45"><text:span text:style-name="T16">students</text:span>[<text:span text:style-name="T37">1</text:span>] = <text:span text:style-name="T16">student2</text:span></text:p>
      <text:p text:style-name="P53"/>
      <text:p text:style-name="P45"><text:span text:style-name="T16">console</text:span>.<text:span text:style-name="T25">log</text:span>(<text:span text:style-name="T16">students</text:span>)</text:p>
      <text:p text:style-name="P45"><text:span text:style-name="T16">console</text:span>.<text:span text:style-name="T25">log</text:span>(<text:span text:style-name="T16">students</text:span>[<text:span text:style-name="T37">0</text:span>])</text:p>
      <text:p text:style-name="P45"><text:span text:style-name="T16">console</text:span>.<text:span text:style-name="T25">log</text:span>(<text:span text:style-name="T16">students</text:span>[<text:span text:style-name="T37">1</text:span>])</text:p>
      <text:p text:style-name="P66"/>
      <text:p text:style-name="P66">9. Sem rodar o código responda qual é a resposta do código e porque? Após sua resposta, rode o código e veja se você acertou.</text:p>
      <text:p text:style-name="P66"/>
      <text:p text:style-name="P44"><text:span text:style-name="T16">console</text:span>.<text:span text:style-name="T25">log</text:span>(<text:span text:style-name="T16">a</text:span>)</text:p>
      <text:p text:style-name="P45"><text:span text:style-name="T32">var</text:span> <text:span text:style-name="T16">a</text:span> = <text:span text:style-name="T37">1</text:span></text:p>
      <text:p text:style-name="P45"><text:span text:style-name="T37"/></text:p>
      <text:p text:style-name="P123">Guias estelares</text:p>
      <text:p text:style-name="P115"><text:span text:style-name="T1">O guia estelar de </text:span><text:span text:style-name="T2">JavaScript</text:span></text:p>
      <text:p text:style-name="P116">Funções</text:p>
      <text:list xml:id="list1997627808" text:style-name="L25">
        <text:list-item>
          <text:p text:style-name="P117">Functions</text:p>
        </text:list-item>
      </text:list>
      <text:list xml:id="list3915984806" text:style-name="L26">
        <text:list-item>
          <text:p text:style-name="P120"><text:span text:style-name="T45">criar um aplicativos de frases motivacionais</text:span></text:p>
        </text:list-item>
        <text:list-item>
          <text:p text:style-name="P120"><text:span text:style-name="T45">Finalidade - agrupamento de código, reutilização de código e dá significado.</text:span></text:p>
        </text:list-item>
        <text:list-item>
          <text:p text:style-name="P120"><text:span text:style-name="T45">declaration - declaração da função</text:span></text:p>
        </text:list-item>
        <text:list-item>
          <text:p text:style-name="P120"><text:span text:style-name="T45">function statement</text:span></text:p>
        </text:list-item>
      </text:list>
      <text:p text:style-name="P121"><text:span text:style-name="T45"/></text:p>
      <text:p text:style-name="P113"><text:span text:style-name="T32">function</text:span> <text:span text:style-name="T25">createPhrases</text:span>(){</text:p>
      <text:p text:style-name="P45"><text:span text:style-name="T16">console</text:span>.<text:span text:style-name="T25">log</text:span>(<text:span text:style-name="T28">'Estudar é muito bom'</text:span>)</text:p>
      <text:p text:style-name="P45"><text:span text:style-name="T16">console</text:span>.<text:span text:style-name="T25">log</text:span>(<text:span text:style-name="T28">'Paciência e persistência'</text:span>)</text:p>
      <text:p text:style-name="P45"><text:span text:style-name="T16">console</text:span>.<text:span text:style-name="T25">log</text:span>(<text:span text:style-name="T28">'Revisão é a mãe do aprendizado'</text:span>)</text:p>
      <text:p text:style-name="P53"><text:span text:style-name="T24">}</text:span></text:p>
      <text:p text:style-name="P121"><text:span text:style-name="T45"/></text:p>
      <text:p text:style-name="P121"><text:span text:style-name="T45">// executar a função</text:span></text:p>
      <text:p text:style-name="P121"><text:span text:style-name="T45">// rodar, chamar, invocar</text:span></text:p>
      <text:p text:style-name="P121"><text:span text:style-name="T45">// execute, run, call, invoke</text:span></text:p>
      <text:p text:style-name="P121"><text:span text:style-name="T45"/></text:p>
      <text:p text:style-name="P113"><text:span text:style-name="T25">createPhrases</text:span>()</text:p>
      <text:p text:style-name="P53"><text:span text:style-name="T18">console</text:span><text:span text:style-name="T24">.</text:span><text:span text:style-name="T27">log</text:span><text:span text:style-name="T24">(</text:span><text:span text:style-name="T30">'fim do programa'</text:span><text:span text:style-name="T24">)</text:span></text:p>
      <text:p text:style-name="P121"><text:span text:style-name="T45"/></text:p>
      <text:list xml:id="list145756125927333" text:continue-list="list1997627808" text:style-name="L25">
        <text:list-item>
          <text:p text:style-name="P117">Argumentos e parâmetros</text:p>
        </text:list-item>
      </text:list>
      <text:p text:style-name="P118">// function expression</text:p>
      <text:p text:style-name="P118">// function anonymous</text:p>
      <text:p text:style-name="P118">// parâmetros (parameters<text:span text:style-name="T46">)</text:span></text:p>
      <text:p text:style-name="P118"/>
      <text:p text:style-name="P114"><text:span text:style-name="T32">const</text:span> <text:span text:style-name="T25">sum</text:span> = <text:span text:style-name="T32">function</text:span>(<text:span text:style-name="T16">number1</text:span>, <text:span text:style-name="T16">number2</text:span>){</text:p>
      <text:p text:style-name="P45"><text:span text:style-name="T16">console</text:span>.<text:span text:style-name="T25">log</text:span>(<text:span text:style-name="T16">number1</text:span> + <text:span text:style-name="T16">number2</text:span>)</text:p>
      <text:p text:style-name="P45">}</text:p>
      <text:p text:style-name="P53"/>
      <text:p text:style-name="P45"><text:span text:style-name="T25">sum</text:span>(<text:span text:style-name="T37">2</text:span>, <text:span text:style-name="T37">3</text:span>) <text:span text:style-name="T36">// arguments - argumentos</text:span></text:p>
      <text:p text:style-name="P118"/>
      <text:list xml:id="list145755695738332" text:continue-numbering="true" text:style-name="L25">
        <text:list-item>
          <text:p text:style-name="P117">Retornando valores dentro da função</text:p>
        </text:list-item>
      </text:list>
      <text:p text:style-name="P119">// function expression</text:p>
      <text:p text:style-name="P119">// function anonymous</text:p>
      <text:p text:style-name="P119">// parâmetros (parameters<text:span text:style-name="T46">)</text:span></text:p>
      <text:p text:style-name="P119"/>
      <text:p text:style-name="P114"><text:span text:style-name="T32">let</text:span> <text:span text:style-name="T16">total</text:span> = <text:span text:style-name="T37">0</text:span></text:p>
      <text:p text:style-name="P45"><text:span text:style-name="T32">const</text:span> <text:span text:style-name="T25">sum</text:span> = <text:span text:style-name="T32">function</text:span>(<text:span text:style-name="T16">number1</text:span>, <text:span text:style-name="T16">number2</text:span>){</text:p>
      <text:p text:style-name="P45"><text:span text:style-name="T32"><text:tab/>let</text:span> <text:span text:style-name="T16">total</text:span> = <text:span text:style-name="T16">number1</text:span> + <text:span text:style-name="T16">number2</text:span></text:p>
      <text:p text:style-name="P45"><text:span text:style-name="T47"><text:tab/>return</text:span> <text:span text:style-name="T16">total</text:span></text:p>
      <text:p text:style-name="P45">}</text:p>
      <text:p text:style-name="P53"/>
      <text:p text:style-name="P45"><text:span text:style-name="T32">let</text:span> <text:span text:style-name="T16">number1</text:span> = <text:span text:style-name="T37">34</text:span></text:p>
      <text:p text:style-name="P45"><text:span text:style-name="T32">let</text:span> <text:span text:style-name="T16">number2</text:span> = <text:span text:style-name="T37">25</text:span></text:p>
      <text:p text:style-name="P53"/>
      <text:p text:style-name="P45"><text:span text:style-name="T16">console</text:span>.<text:span text:style-name="T25">log</text:span>(<text:span text:style-name="T28">`o número 1 é </text:span><text:span text:style-name="T32">${</text:span><text:span text:style-name="T16">number1</text:span><text:span text:style-name="T32">}</text:span><text:span text:style-name="T28">`</text:span>)</text:p>
      <text:p text:style-name="P45"><text:span text:style-name="T16">console</text:span>.<text:span text:style-name="T25">log</text:span>(<text:span text:style-name="T28">`o número 2 é </text:span><text:span text:style-name="T32">${</text:span><text:span text:style-name="T16">number2</text:span><text:span text:style-name="T32">}</text:span><text:span text:style-name="T28">`</text:span>)</text:p>
      <text:p text:style-name="P45"><text:soft-page-break/><text:span text:style-name="T16">console</text:span>.<text:span text:style-name="T25">log</text:span>(<text:span text:style-name="T28">`a soma é </text:span><text:span text:style-name="T32">${</text:span><text:span text:style-name="T25">sum</text:span>(<text:span text:style-name="T16">number1</text:span>, <text:span text:style-name="T16">number2</text:span>)<text:span text:style-name="T32">}</text:span><text:span text:style-name="T28">`</text:span>)</text:p>
      <text:p text:style-name="P45"><text:span text:style-name="T16">console</text:span>.<text:span text:style-name="T25">log</text:span>(<text:span text:style-name="T16">total</text:span>)</text:p>
      <text:p text:style-name="P118"/>
      <text:list xml:id="list145757391663447" text:continue-numbering="true" text:style-name="L25">
        <text:list-item>
          <text:p text:style-name="P117"><text:span text:style-name="T48">O</text:span>utra maneira de entender funções</text:p>
        </text:list-item>
      </text:list>
      <text:p text:style-name="P118"/>
      <text:list xml:id="list145755815142552" text:continue-numbering="true" text:style-name="L25">
        <text:list-item>
          <text:p text:style-name="P117">Function scope</text:p>
        </text:list-item>
      </text:list>
      <text:p text:style-name="P118"/>
      <text:list xml:id="list145757083300924" text:continue-numbering="true" text:style-name="L25">
        <text:list-item>
          <text:p text:style-name="P117">Function Hoisting</text:p>
        </text:list-item>
      </text:list>
      <text:p text:style-name="P118"/>
      <text:list xml:id="list145756239600264" text:continue-numbering="true" text:style-name="L25">
        <text:list-item>
          <text:p text:style-name="P117">Arrow function</text:p>
        </text:list-item>
      </text:list>
      <text:p text:style-name="P118"/>
      <text:list xml:id="list145756987157261" text:continue-numbering="true" text:style-name="L25">
        <text:list-item>
          <text:p text:style-name="P117">Callback Function</text:p>
        </text:list-item>
      </text:list>
      <text:p text:style-name="P118"/>
      <text:list xml:id="list145757316451295" text:continue-numbering="true" text:style-name="L25">
        <text:list-item>
          <text:p text:style-name="P117">Funções construtoras</text:p>
        </text:list-item>
      </text:list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4-29T14:57:55.332049143</dc:date>
    <meta:editing-duration>PT1H31M32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12" meta:paragraph-count="417" meta:word-count="1781" meta:character-count="10893" meta:non-whitespace-character-count="9626"/>
  </office:meta>
</office:document-meta>
</file>